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FE000001BC2F2798FF.png" manifest:media-type="image/png"/>
  <manifest:file-entry manifest:full-path="Pictures/10000201000003420000010811BE73DC.png" manifest:media-type="image/png"/>
  <manifest:file-entry manifest:full-path="Pictures/10000201000000FF0000025DE399E39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roman"/>
    <style:font-face style:name="Nimbus Roman No9 L" svg:font-family="'Nimbus Roman No9 L'" style:font-family-generic="roman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2fb992" officeooo:paragraph-rsid="002fb992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4pt" style:text-underline-style="none" officeooo:rsid="00301f83" officeooo:paragraph-rsid="00301f83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4pt" style:text-underline-style="none" officeooo:rsid="00319613" officeooo:paragraph-rsid="00319613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4pt" style:text-underline-style="none" officeooo:rsid="002fb992" officeooo:paragraph-rsid="002fb992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style:text-underline-style="none" officeooo:rsid="0020ab7f" officeooo:paragraph-rsid="001d5b9c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style:text-underline-style="none" officeooo:rsid="002fb992" officeooo:paragraph-rsid="002fb992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style:text-underline-style="none" officeooo:rsid="00301f83" officeooo:paragraph-rsid="00301f83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DejaVu Sans Condensed" fo:font-size="22pt" style:text-underline-style="solid" style:text-underline-width="auto" style:text-underline-color="font-color" officeooo:rsid="001d5b9c" officeooo:paragraph-rsid="001d5b9c" style:font-size-asian="19.25pt" style:font-size-complex="22pt"/>
    </style:style>
    <style:style style:name="T1" style:family="text">
      <style:text-properties style:font-name="DejaVu Sans Condensed" style:text-underline-style="none"/>
    </style:style>
    <style:style style:name="T2" style:family="text">
      <style:text-properties style:font-name="DejaVu Sans Condensed" style:text-underline-style="none" officeooo:rsid="0020ab7f"/>
    </style:style>
    <style:style style:name="T3" style:family="text">
      <style:text-properties officeooo:rsid="002fb992"/>
    </style:style>
    <style:style style:name="T4" style:family="text">
      <style:text-properties officeooo:rsid="00301f83"/>
    </style:style>
    <style:style style:name="T5" style:family="text">
      <style:text-properties officeooo:rsid="003196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4">Compiler</text:span>: Cheat Sheet</text:p>
      <text:p text:style-name="P2">Java Bytecode <text:span text:style-name="T5">Beispiel</text:span>:</text:p>
      <text:p text:style-name="P2"><draw:frame draw:style-name="fr1" draw:name="Image2" text:anchor-type="paragraph" svg:x="5.7437in" svg:y="0.1846in" svg:width="1.7811in" svg:height="4.1992in" draw:z-index="1"><draw:image xlink:href="Pictures/10000201000000FF0000025DE399E391.png" xlink:type="simple" xlink:show="embed" xlink:actuate="onLoad"/></draw:frame></text:p>
      <text:p text:style-name="P7"/>
      <text:p text:style-name="P7"><draw:frame draw:style-name="fr1" draw:name="Image1" text:anchor-type="paragraph" svg:x="-0.0528in" svg:y="0.0311in" svg:width="5.8118in" svg:height="1.8634in" draw:z-index="0"><draw:image xlink:href="Pictures/10000201000003420000010811BE73DC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Parser Beispiel:</text:p>
      <text:p text:style-name="P3"/>
      <text:p text:style-name="P3"><draw:frame draw:style-name="fr1" draw:name="Image3" text:anchor-type="paragraph" svg:x="0.1244in" svg:y="0.0835in" svg:width="5.8118in" svg:height="3.3689in" draw:z-index="2"><draw:image xlink:href="Pictures/10000201000002FE000001BC2F2798FF.png" xlink:type="simple" xlink:show="embed" xlink:actuate="onLoad"/></draw:frame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roman"/>
    <style:font-face style:name="Nimbus Roman No9 L" svg:font-family="'Nimbus Roman No9 L'" style:font-family-generic="roman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54in" style:writing-mode="lr-tb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3T15:52:57.636644044</meta:creation-date>
    <dc:date>2014-04-07T16:41:27.266916921</dc:date>
    <meta:editing-duration>PT37M42S</meta:editing-duration>
    <meta:editing-cycles>13</meta:editing-cycles>
    <meta:generator>LibreOffice/4.2.2.1$Linux_x86 LibreOffice_project/420m0$Build-1</meta:generator>
    <meta:document-statistic meta:table-count="0" meta:image-count="3" meta:object-count="0" meta:page-count="1" meta:paragraph-count="3" meta:word-count="8" meta:character-count="60" meta:non-whitespace-character-count="55"/>
  </office:meta>
</office:document-meta>
</file>